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666666" draw:marker-start-width="0.95cm" draw:marker-end-width="0.95cm" draw:fill="solid" draw:fill-color="#666666" draw:textarea-horizontal-align="justify" draw:textarea-vertical-align="middle" draw:auto-grow-height="false" fo:padding-top="0.375cm" fo:padding-bottom="0.375cm" fo:padding-left="0.5cm" fo:padding-right="0.5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.35cm" svg:height="5.8cm" svg:x="4.825cm" svg:y="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5cm" svg:height="16.2cm" svg:x="3.25cm" svg:y="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2.95cm" svg:height="7.4cm" svg:x="0.35cm" svg:y="20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2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7T18:52:13.384000000</meta:creation-date>
    <dc:date>2017-07-25T15:53:31.061000000</dc:date>
    <meta:editing-duration>P0D</meta:editing-duration>
    <meta:editing-cycles>2</meta:editing-cycles>
    <meta:generator>LibreOffice/4.2.3.3$Windows_x86 LibreOffice_project/882f8a0a489bc99a9e60c7905a60226254cb6ff0</meta:generator>
    <meta:document-statistic meta:object-count="3"/>
  </office:meta>
</office:document-meta>
</file>